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Hyperlink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font-weight="bold" style:font-weight-asian="bold" style:font-weight-complex="bold"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paragraph-properties fo:text-indent="0.5in"/>
      <style:text-properties fo:language="en" fo:country="US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paragraph-properties fo:text-indent="0.5in"/>
      <style:text-properties fo:language="en" fo:country="US"/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Normal" style:family="paragraph">
      <style:paragraph-properties fo:text-indent="0.5in"/>
      <style:text-properties fo:language="en" fo:country="US"/>
    </style:style>
    <style:style style:name="P69" style:parent-style-name="Normal" style:family="paragraph">
      <style:paragraph-properties fo:text-indent="0.5in"/>
      <style:text-properties fo:language="en" fo:country="US"/>
    </style:style>
    <style:style style:name="P70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style:font-name="inherit" style:font-name-asian="Times New Roman" style:font-name-complex="Courier New" fo:color="#101094" fo:font-size="10pt" style:font-size-asian="10pt" style:font-size-complex="10pt" fo:background-color="#EFF0F1" style:language-asian="en" style:country-asian="GB"/>
    </style:style>
    <style:style style:name="T7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73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7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75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76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77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79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8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81" style:parent-style-name="DefaultParagraphFont" style:family="text">
      <style:text-properties style:font-name="inherit" style:font-name-asian="Times New Roman" style:font-name-complex="Courier New" fo:color="#101094" fo:font-size="10pt" style:font-size-asian="10pt" style:font-size-complex="10pt" fo:background-color="#EFF0F1" style:language-asian="en" style:country-asian="GB"/>
    </style:style>
    <style:style style:name="T8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83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8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85" style:parent-style-name="DefaultParagraphFont" style:family="text">
      <style:text-properties style:font-name="inherit" style:font-name-asian="Times New Roman" style:font-name-complex="Courier New" fo:color="#7D2727" fo:font-size="10pt" style:font-size-asian="10pt" style:font-size-complex="10pt" fo:background-color="#EFF0F1" style:language-asian="en" style:country-asian="GB"/>
    </style:style>
    <style:style style:name="T86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87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89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9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91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93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94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95" style:parent-style-name="DefaultParagraphFont" style:family="text">
      <style:text-properties style:font-name="inherit" style:font-name-asian="Times New Roman" style:font-name-complex="Courier New" fo:color="#2B91AF" fo:font-size="10pt" style:font-size-asian="10pt" style:font-size-complex="10pt" fo:background-color="#EFF0F1" style:language-asian="en" style:country-asian="GB"/>
    </style:style>
    <style:style style:name="T96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97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T99" style:parent-style-name="DefaultParagraphFont" style:family="text">
      <style:text-properties style:font-name="inherit" style:font-name-asian="Times New Roman" style:font-name-complex="Courier New" fo:color="#101094" fo:font-size="10pt" style:font-size-asian="10pt" style:font-size-complex="10pt" fo:background-color="#EFF0F1" style:language-asian="en" style:country-asian="GB"/>
    </style:style>
    <style:style style:name="T100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101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" style:parent-style-name="DefaultParagraphFont" style:family="text">
      <style:text-properties style:font-name="inherit" style:font-name-asian="Times New Roman" style:font-name-complex="Courier New" fo:color="#303336" fo:font-size="10pt" style:font-size-asian="10pt" style:font-size-complex="10pt" fo:background-color="#EFF0F1" style:language-asian="en" style:country-asian="GB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paragraph-properties style:text-autospace="none" fo:margin-bottom="0in" fo:line-height="100%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3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34" style:parent-style-name="Normal" style:family="paragraph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ListParagraph" style:list-style-name="LFO1" style:family="paragraph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P152" style:parent-style-name="ListParagraph" style:family="paragraph">
      <style:text-properties fo:language="en" fo:country="US"/>
    </style:style>
    <style:style style:name="P153" style:parent-style-name="ListParagraph" style:family="paragraph">
      <style:text-properties fo:language="en" fo:country="US"/>
    </style:style>
    <style:style style:name="P154" style:parent-style-name="ListParagraph" style:family="paragraph">
      <style:text-properties fo:language="en" fo:country="US"/>
    </style:style>
    <style:style style:name="P155" style:parent-style-name="ListParagraph" style:family="paragraph">
      <style:text-properties fo:language="en" fo:country="US"/>
    </style:style>
    <style:style style:name="P156" style:parent-style-name="ListParagraph" style:list-style-name="LFO1" style:family="paragraph">
      <style:text-properties fo:language="en" fo:country="US"/>
    </style:style>
    <style:style style:name="P157" style:parent-style-name="ListParagraph" style:family="paragraph">
      <style:paragraph-properties style:text-autospace="none" fo:margin-bottom="0in" fo:line-height="100%"/>
    </style:style>
    <style:style style:name="T1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5" style:parent-style-name="ListParagraph" style:family="paragraph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67" style:parent-style-name="HTMLPreformatted" style:list-style-name="LFO1" style:family="paragraph">
      <style:paragraph-properties style:vertical-align="baseline" fo:background-color="#EFF0F1"/>
    </style:style>
    <style:style style:name="T168" style:parent-style-name="pun" style:family="text">
      <style:text-properties style:font-name="inherit" fo:color="#303336" fo:background-color="#EFF0F1"/>
    </style:style>
    <style:style style:name="T169" style:parent-style-name="typ" style:family="text">
      <style:text-properties style:font-name="inherit" fo:color="#2B91AF" fo:background-color="#EFF0F1"/>
    </style:style>
    <style:style style:name="T170" style:parent-style-name="pun" style:family="text">
      <style:text-properties style:font-name="inherit" fo:color="#303336" fo:background-color="#EFF0F1"/>
    </style:style>
    <style:style style:name="P171" style:parent-style-name="HTMLPreformatted" style:list-style-name="LFO1" style:family="paragraph">
      <style:paragraph-properties style:vertical-align="baseline" fo:background-color="#EFF0F1"/>
    </style:style>
    <style:style style:name="T172" style:parent-style-name="kwd" style:family="text">
      <style:text-properties style:font-name="inherit" fo:color="#101094" fo:background-color="#EFF0F1"/>
    </style:style>
    <style:style style:name="T173" style:parent-style-name="pln" style:family="text">
      <style:text-properties style:font-name="inherit" fo:color="#303336" fo:background-color="#EFF0F1"/>
    </style:style>
    <style:style style:name="T174" style:parent-style-name="kwd" style:family="text">
      <style:text-properties style:font-name="inherit" fo:color="#101094" fo:background-color="#EFF0F1"/>
    </style:style>
    <style:style style:name="T175" style:parent-style-name="pln" style:family="text">
      <style:text-properties style:font-name="inherit" fo:color="#303336" fo:background-color="#EFF0F1"/>
    </style:style>
    <style:style style:name="T176" style:parent-style-name="typ" style:family="text">
      <style:text-properties style:font-name="inherit" fo:color="#2B91AF" fo:background-color="#EFF0F1"/>
    </style:style>
    <style:style style:name="P177" style:parent-style-name="HTMLPreformatted" style:list-style-name="LFO1" style:family="paragraph">
      <style:paragraph-properties style:vertical-align="baseline" fo:background-color="#EFF0F1"/>
    </style:style>
    <style:style style:name="T178" style:parent-style-name="pun" style:family="text">
      <style:text-properties style:font-name="inherit" fo:color="#303336" fo:background-color="#EFF0F1"/>
    </style:style>
    <style:style style:name="P179" style:parent-style-name="HTMLPreformatted" style:list-style-name="LFO1" style:family="paragraph">
      <style:paragraph-properties style:vertical-align="baseline" fo:background-color="#EFF0F1"/>
    </style:style>
    <style:style style:name="T180" style:parent-style-name="pln" style:family="text">
      <style:text-properties style:font-name="inherit" fo:color="#303336" fo:background-color="#EFF0F1"/>
    </style:style>
    <style:style style:name="T181" style:parent-style-name="pun" style:family="text">
      <style:text-properties style:font-name="inherit" fo:color="#303336" fo:background-color="#EFF0F1"/>
    </style:style>
    <style:style style:name="T182" style:parent-style-name="typ" style:family="text">
      <style:text-properties style:font-name="inherit" fo:color="#2B91AF" fo:background-color="#EFF0F1"/>
    </style:style>
    <style:style style:name="T183" style:parent-style-name="pun" style:family="text">
      <style:text-properties style:font-name="inherit" fo:color="#303336" fo:background-color="#EFF0F1"/>
    </style:style>
    <style:style style:name="T184" style:parent-style-name="str" style:family="text">
      <style:text-properties style:font-name="inherit" fo:color="#7D2727" fo:background-color="#EFF0F1"/>
    </style:style>
    <style:style style:name="T185" style:parent-style-name="pun" style:family="text">
      <style:text-properties style:font-name="inherit" fo:color="#303336" fo:background-color="#EFF0F1"/>
    </style:style>
    <style:style style:name="P186" style:parent-style-name="HTMLPreformatted" style:list-style-name="LFO1" style:family="paragraph">
      <style:paragraph-properties style:vertical-align="baseline" fo:background-color="#EFF0F1"/>
    </style:style>
    <style:style style:name="T187" style:parent-style-name="pln" style:family="text">
      <style:text-properties style:font-name="inherit" fo:color="#303336" fo:background-color="#EFF0F1"/>
    </style:style>
    <style:style style:name="T188" style:parent-style-name="kwd" style:family="text">
      <style:text-properties style:font-name="inherit" fo:color="#101094" fo:background-color="#EFF0F1"/>
    </style:style>
    <style:style style:name="T189" style:parent-style-name="pln" style:family="text">
      <style:text-properties style:font-name="inherit" fo:color="#303336" fo:background-color="#EFF0F1"/>
    </style:style>
    <style:style style:name="T190" style:parent-style-name="kwd" style:family="text">
      <style:text-properties style:font-name="inherit" fo:color="#101094" fo:background-color="#EFF0F1"/>
    </style:style>
    <style:style style:name="T191" style:parent-style-name="pln" style:family="text">
      <style:text-properties style:font-name="inherit" fo:color="#303336" fo:background-color="#EFF0F1"/>
    </style:style>
    <style:style style:name="T192" style:parent-style-name="typ" style:family="text">
      <style:text-properties style:font-name="inherit" fo:color="#2B91AF" fo:background-color="#EFF0F1"/>
    </style:style>
    <style:style style:name="T193" style:parent-style-name="pun" style:family="text">
      <style:text-properties style:font-name="inherit" fo:color="#303336" fo:background-color="#EFF0F1"/>
    </style:style>
    <style:style style:name="T194" style:parent-style-name="typ" style:family="text">
      <style:text-properties style:font-name="inherit" fo:color="#2B91AF" fo:background-color="#EFF0F1"/>
    </style:style>
    <style:style style:name="T195" style:parent-style-name="pln" style:family="text">
      <style:text-properties style:font-name="inherit" fo:color="#303336" fo:background-color="#EFF0F1"/>
    </style:style>
    <style:style style:name="T196" style:parent-style-name="pun" style:family="text">
      <style:text-properties style:font-name="inherit" fo:color="#303336" fo:background-color="#EFF0F1"/>
    </style:style>
    <style:style style:name="P197" style:parent-style-name="HTMLPreformatted" style:list-style-name="LFO1" style:family="paragraph">
      <style:paragraph-properties style:vertical-align="baseline" fo:background-color="#EFF0F1"/>
    </style:style>
    <style:style style:name="T198" style:parent-style-name="pln" style:family="text">
      <style:text-properties style:font-name="inherit" fo:color="#303336" fo:background-color="#EFF0F1"/>
    </style:style>
    <style:style style:name="T199" style:parent-style-name="pun" style:family="text">
      <style:text-properties style:font-name="inherit" fo:color="#303336" fo:background-color="#EFF0F1"/>
    </style:style>
    <style:style style:name="P200" style:parent-style-name="HTMLPreformatted" style:list-style-name="LFO1" style:family="paragraph">
      <style:paragraph-properties style:vertical-align="baseline" fo:background-color="#EFF0F1"/>
    </style:style>
    <style:style style:name="T201" style:parent-style-name="pln" style:family="text">
      <style:text-properties style:font-name="inherit" fo:color="#303336" fo:background-color="#EFF0F1"/>
    </style:style>
    <style:style style:name="T202" style:parent-style-name="typ" style:family="text">
      <style:text-properties style:font-name="inherit" fo:color="#2B91AF" fo:background-color="#EFF0F1"/>
    </style:style>
    <style:style style:name="T203" style:parent-style-name="pun" style:family="text">
      <style:text-properties style:font-name="inherit" fo:color="#303336" fo:background-color="#EFF0F1"/>
    </style:style>
    <style:style style:name="T204" style:parent-style-name="typ" style:family="text">
      <style:text-properties style:font-name="inherit" fo:color="#2B91AF" fo:background-color="#EFF0F1"/>
    </style:style>
    <style:style style:name="T205" style:parent-style-name="pun" style:family="text">
      <style:text-properties style:font-name="inherit" fo:color="#303336" fo:background-color="#EFF0F1"/>
    </style:style>
    <style:style style:name="T206" style:parent-style-name="pln" style:family="text">
      <style:text-properties style:font-name="inherit" fo:color="#303336" fo:background-color="#EFF0F1"/>
    </style:style>
    <style:style style:name="T207" style:parent-style-name="pun" style:family="text">
      <style:text-properties style:font-name="inherit" fo:color="#303336" fo:background-color="#EFF0F1"/>
    </style:style>
    <style:style style:name="T208" style:parent-style-name="pln" style:family="text">
      <style:text-properties style:font-name="inherit" fo:color="#303336" fo:background-color="#EFF0F1"/>
    </style:style>
    <style:style style:name="T209" style:parent-style-name="pun" style:family="text">
      <style:text-properties style:font-name="inherit" fo:color="#303336" fo:background-color="#EFF0F1"/>
    </style:style>
    <style:style style:name="T210" style:parent-style-name="typ" style:family="text">
      <style:text-properties style:font-name="inherit" fo:color="#2B91AF" fo:background-color="#EFF0F1"/>
    </style:style>
    <style:style style:name="T211" style:parent-style-name="pun" style:family="text">
      <style:text-properties style:font-name="inherit" fo:color="#303336" fo:background-color="#EFF0F1"/>
    </style:style>
    <style:style style:name="T212" style:parent-style-name="typ" style:family="text">
      <style:text-properties style:font-name="inherit" fo:color="#2B91AF" fo:background-color="#EFF0F1"/>
    </style:style>
    <style:style style:name="T213" style:parent-style-name="pun" style:family="text">
      <style:text-properties style:font-name="inherit" fo:color="#303336" fo:background-color="#EFF0F1"/>
    </style:style>
    <style:style style:name="P214" style:parent-style-name="HTMLPreformatted" style:list-style-name="LFO1" style:family="paragraph">
      <style:paragraph-properties style:vertical-align="baseline" fo:background-color="#EFF0F1"/>
    </style:style>
    <style:style style:name="T215" style:parent-style-name="pln" style:family="text">
      <style:text-properties style:font-name="inherit" fo:color="#303336" fo:background-color="#EFF0F1"/>
    </style:style>
    <style:style style:name="T216" style:parent-style-name="com" style:family="text">
      <style:text-properties style:font-name="inherit" fo:color="#858C93" fo:background-color="#EFF0F1"/>
    </style:style>
    <style:style style:name="P217" style:parent-style-name="HTMLPreformatted" style:list-style-name="LFO1" style:family="paragraph">
      <style:paragraph-properties style:vertical-align="baseline" fo:background-color="#EFF0F1"/>
    </style:style>
    <style:style style:name="P218" style:parent-style-name="HTMLPreformatted" style:list-style-name="LFO1" style:family="paragraph">
      <style:paragraph-properties style:vertical-align="baseline" fo:background-color="#EFF0F1"/>
    </style:style>
    <style:style style:name="T219" style:parent-style-name="pln" style:family="text">
      <style:text-properties style:font-name="inherit" fo:color="#303336" fo:background-color="#EFF0F1"/>
    </style:style>
    <style:style style:name="T220" style:parent-style-name="kwd" style:family="text">
      <style:text-properties style:font-name="inherit" fo:color="#101094" fo:background-color="#EFF0F1"/>
    </style:style>
    <style:style style:name="T221" style:parent-style-name="pln" style:family="text">
      <style:text-properties style:font-name="inherit" fo:color="#303336" fo:background-color="#EFF0F1"/>
    </style:style>
    <style:style style:name="T222" style:parent-style-name="pun" style:family="text">
      <style:text-properties style:font-name="inherit" fo:color="#303336" fo:background-color="#EFF0F1"/>
    </style:style>
    <style:style style:name="T223" style:parent-style-name="kwd" style:family="text">
      <style:text-properties style:font-name="inherit" fo:color="#101094" fo:background-color="#EFF0F1"/>
    </style:style>
    <style:style style:name="T224" style:parent-style-name="pln" style:family="text">
      <style:text-properties style:font-name="inherit" fo:color="#303336" fo:background-color="#EFF0F1"/>
    </style:style>
    <style:style style:name="T225" style:parent-style-name="kwd" style:family="text">
      <style:text-properties style:font-name="inherit" fo:color="#101094" fo:background-color="#EFF0F1"/>
    </style:style>
    <style:style style:name="T226" style:parent-style-name="pln" style:family="text">
      <style:text-properties style:font-name="inherit" fo:color="#303336" fo:background-color="#EFF0F1"/>
    </style:style>
    <style:style style:name="T227" style:parent-style-name="pun" style:family="text">
      <style:text-properties style:font-name="inherit" fo:color="#303336" fo:background-color="#EFF0F1"/>
    </style:style>
    <style:style style:name="P228" style:parent-style-name="HTMLPreformatted" style:list-style-name="LFO1" style:family="paragraph">
      <style:paragraph-properties style:vertical-align="baseline" fo:background-color="#EFF0F1"/>
    </style:style>
    <style:style style:name="T229" style:parent-style-name="pln" style:family="text">
      <style:text-properties style:font-name="inherit" fo:color="#303336" fo:background-color="#EFF0F1"/>
    </style:style>
    <style:style style:name="T230" style:parent-style-name="pun" style:family="text">
      <style:text-properties style:font-name="inherit" fo:color="#303336" fo:background-color="#EFF0F1"/>
    </style:style>
    <style:style style:name="P231" style:parent-style-name="HTMLPreformatted" style:list-style-name="LFO1" style:family="paragraph">
      <style:paragraph-properties style:vertical-align="baseline" fo:background-color="#EFF0F1"/>
    </style:style>
    <style:style style:name="T232" style:parent-style-name="pln" style:family="text">
      <style:text-properties style:font-name="inherit" fo:color="#303336" fo:background-color="#EFF0F1"/>
    </style:style>
    <style:style style:name="T233" style:parent-style-name="com" style:family="text">
      <style:text-properties style:font-name="inherit" fo:color="#858C93" fo:background-color="#EFF0F1"/>
    </style:style>
    <style:style style:name="P234" style:parent-style-name="HTMLPreformatted" style:list-style-name="LFO1" style:family="paragraph">
      <style:paragraph-properties style:vertical-align="baseline" fo:background-color="#EFF0F1"/>
    </style:style>
    <style:style style:name="T235" style:parent-style-name="pln" style:family="text">
      <style:text-properties style:font-name="inherit" fo:color="#303336" fo:background-color="#EFF0F1"/>
    </style:style>
    <style:style style:name="T236" style:parent-style-name="com" style:family="text">
      <style:text-properties style:font-name="inherit" fo:color="#858C93" fo:background-color="#EFF0F1"/>
    </style:style>
    <style:style style:name="P237" style:parent-style-name="HTMLPreformatted" style:list-style-name="LFO1" style:family="paragraph">
      <style:paragraph-properties style:vertical-align="baseline" fo:background-color="#EFF0F1"/>
    </style:style>
    <style:style style:name="T238" style:parent-style-name="pln" style:family="text">
      <style:text-properties style:font-name="inherit" fo:color="#303336" fo:background-color="#EFF0F1"/>
    </style:style>
    <style:style style:name="T239" style:parent-style-name="com" style:family="text">
      <style:text-properties style:font-name="inherit" fo:color="#858C93" fo:background-color="#EFF0F1"/>
    </style:style>
    <style:style style:name="P240" style:parent-style-name="HTMLPreformatted" style:list-style-name="LFO1" style:family="paragraph">
      <style:paragraph-properties style:vertical-align="baseline" fo:background-color="#EFF0F1"/>
    </style:style>
    <style:style style:name="T241" style:parent-style-name="pln" style:family="text">
      <style:text-properties style:font-name="inherit" fo:color="#303336" fo:background-color="#EFF0F1"/>
    </style:style>
    <style:style style:name="T242" style:parent-style-name="com" style:family="text">
      <style:text-properties style:font-name="inherit" fo:color="#858C93" fo:background-color="#EFF0F1"/>
    </style:style>
    <style:style style:name="P243" style:parent-style-name="HTMLPreformatted" style:list-style-name="LFO1" style:family="paragraph">
      <style:paragraph-properties style:vertical-align="baseline" fo:background-color="#EFF0F1"/>
    </style:style>
    <style:style style:name="T244" style:parent-style-name="pln" style:family="text">
      <style:text-properties style:font-name="inherit" fo:color="#303336" fo:background-color="#EFF0F1"/>
    </style:style>
    <style:style style:name="T245" style:parent-style-name="com" style:family="text">
      <style:text-properties style:font-name="inherit" fo:color="#858C93" fo:background-color="#EFF0F1"/>
    </style:style>
    <style:style style:name="P246" style:parent-style-name="HTMLPreformatted" style:list-style-name="LFO1" style:family="paragraph">
      <style:paragraph-properties style:vertical-align="baseline" fo:background-color="#EFF0F1"/>
    </style:style>
    <style:style style:name="T247" style:parent-style-name="pln" style:family="text">
      <style:text-properties style:font-name="inherit" fo:color="#303336" fo:background-color="#EFF0F1"/>
    </style:style>
    <style:style style:name="T248" style:parent-style-name="pun" style:family="text">
      <style:text-properties style:font-name="inherit" fo:color="#303336" fo:background-color="#EFF0F1"/>
    </style:style>
    <style:style style:name="P249" style:parent-style-name="HTMLPreformatted" style:list-style-name="LFO1" style:family="paragraph">
      <style:paragraph-properties style:vertical-align="baseline" fo:background-color="#EFF0F1"/>
    </style:style>
    <style:style style:name="T250" style:parent-style-name="pln" style:family="text">
      <style:text-properties style:font-name="inherit" fo:color="#303336" fo:background-color="#EFF0F1"/>
    </style:style>
    <style:style style:name="T251" style:parent-style-name="pun" style:family="text">
      <style:text-properties style:font-name="inherit" fo:color="#303336" fo:background-color="#EFF0F1"/>
    </style:style>
    <style:style style:name="P252" style:parent-style-name="HTMLPreformatted" style:list-style-name="LFO1" style:family="paragraph">
      <style:paragraph-properties style:vertical-align="baseline" fo:background-color="#EFF0F1"/>
    </style:style>
    <style:style style:name="T253" style:parent-style-name="pun" style:family="text">
      <style:text-properties style:font-name="inherit" fo:color="#303336" fo:background-color="#EFF0F1"/>
    </style:style>
    <style:style style:name="P254" style:parent-style-name="ListParagraph" style:family="paragraph">
      <style:text-properties fo:language="en" fo:country="US"/>
    </style:style>
    <style:style style:name="P25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Project Document</text:p>
      <text:p text:style-name="P2">Int ?b- question mark means it accepts null</text:p>
      <text:p text:style-name="P3"/>
      <text:p text:style-name="P4">String interpolation- string s=$hello{a}</text:p>
      <text:p text:style-name="P5">$- used for writing formatted string)</text:p>
      <text:p text:style-name="P6">Take filepath- @”C:\test”</text:p>
      <text:p text:style-name="P7">Escape back slash- \@</text:p>
      <text:p text:style-name="P8">Terinary operator-<text:s/><text:s/>(a&gt;b ? a:b) if condition true -a and condition false b</text:p>
      <text:p text:style-name="P9"/>
      <text:p text:style-name="P10"/>
      <text:p text:style-name="P11">Shortcut- switch+space+tab</text:p>
      <text:p text:style-name="P12">Ctrl+k+c- commnet</text:p>
      <text:p text:style-name="P13">Ctrl+K+U- uncomment</text:p>
      <text:p text:style-name="P14">For+tab+tab- for loop syntax</text:p>
      <text:p text:style-name="P15">Ctrl+dot .- generate fn syntax</text:p>
      <text:p text:style-name="P16">Prop+tab+tab- properties</text:p>
      <text:p text:style-name="P17">Ctrl+K+D- alignment<text:s/></text:p>
      <text:p text:style-name="P18">Ctrl+shift+b- build</text:p>
      <text:p text:style-name="P19"/>
      <text:p text:style-name="P20"/>
      <text:p text:style-name="P21">TDD- first unittestcase then develop</text:p>
      <text:p text:style-name="P22">BDD- business can understand</text:p>
      <text:p text:style-name="P23"/>
      <text:p text:style-name="P24">Selenium Sample</text:p>
      <text:p text:style-name="P25">Install- nuget packages</text:p>
      <text:p text:style-name="P26">Var driver= new Chromedriver();</text:p>
      <text:p text:style-name="Normal"><text:span text:style-name="T27">Driver.navigate().gotourl(</text:span><text:a xlink:href="http://www.google.com" office:target-frame-name="_top" xlink:show="replace"><text:span text:style-name="T28">www.google.com</text:span></text:a><text:span text:style-name="T29">);</text:span></text:p>
      <text:p text:style-name="P30">Driver.findelementbyid(“login”).click();</text:p>
      <text:p text:style-name="P31"/>
      <text:p text:style-name="P32"/>
      <text:p text:style-name="P33"/>
      <text:soft-page-break/>
      <text:p text:style-name="P34">Getting value from textbox</text:p>
      <text:p text:style-name="P35"><text:tab/>Getattribute(value)</text:p>
      <text:p text:style-name="Normal"><text:span text:style-name="T36">var</text:span><text:span text:style-name="T37"><text:s/>email=driver.FindElement(By.Id(</text:span><text:span text:style-name="T38">"email"</text:span><text:span text:style-name="T39">)).GetAttribute(</text:span><text:span text:style-name="T40">"value"</text:span><text:span text:style-name="T41">);</text:span></text:p>
      <text:p text:style-name="P42"/>
      <text:p text:style-name="P43">Dropdown box</text:p>
      <text:p text:style-name="P44">Index, displaytext or value</text:p>
      <text:p text:style-name="P45">SelectElement – using openqa.selenium.support.ui</text:p>
      <text:p text:style-name="P46"/>
      <text:p text:style-name="P47"><text:span text:style-name="T48">SelectElement dropDownValue =<text:s/></text:span><text:span text:style-name="T49">new</text:span><text:span text:style-name="T50"><text:s/>SelectElement(driver.FindElement(By.Id(</text:span><text:span text:style-name="T51">"title"</text:span><text:span text:style-name="T52">)));</text:span></text:p>
      <text:p text:style-name="P53"><text:span text:style-name="T54"><text:s text:c="12"/>dropDownValue.SelectByText(</text:span><text:span text:style-name="T55">"Mr"</text:span><text:span text:style-name="T56">);</text:span></text:p>
      <text:p text:style-name="P57"/>
      <text:p text:style-name="P58"/>
      <text:p text:style-name="P59">Javascript in selenium</text:p>
      <text:p text:style-name="P60">Javascriptexecuter js=(javascriptexecuter)driver;</text:p>
      <text:p text:style-name="P61">Js.executescript(argument[0].click(),e);</text:p>
      <text:p text:style-name="P62"/>
      <text:p text:style-name="P63">Wait</text:p>
      <text:p text:style-name="P64">Implicitwait<text:s/>– only one time we need to set and it will be applicable entire project</text:p>
      <text:p text:style-name="P65">Driver.manage().timeouts.implicitwait= timespan.fromseconds(10);</text:p>
      <text:p text:style-name="Normal"><text:span text:style-name="T66">Explicit wait</text:span><text:span text:style-name="T67">- some element need more time to wait<text:s/></text:span></text:p>
      <text:p text:style-name="P68">Var waitTime= new webdriver(driver,timespan.fromseconds(10));#</text:p>
      <text:p text:style-name="P69">Var element= wait.until(expectedcondition.elementExist(by.id(“sdds”));</text:p>
      <text:p text:style-name="P70"><text:span text:style-name="T71">public</text:span><text:span text:style-name="T72"><text:s/></text:span><text:span text:style-name="T73">String</text:span><text:span text:style-name="T74"><text:s/>waitForElement(</text:span><text:span text:style-name="T75">String</text:span><text:span text:style-name="T76"><text:s/>item) {</text:span></text:p>
      <text:p text:style-name="P77"><text:span text:style-name="T78"><text:s text:c="4"/></text:span><text:span text:style-name="T79">WebDriverWait</text:span><text:span text:style-name="T80"><text:s/>wait =<text:s/></text:span><text:span text:style-name="T81">new</text:span><text:span text:style-name="T82"><text:s/></text:span><text:span text:style-name="T83">WebDriverWait</text:span><text:span text:style-name="T84">(driver,</text:span><text:span text:style-name="T85">30</text:span><text:span text:style-name="T86">);</text:span></text:p>
      <text:p text:style-name="P87"><text:span text:style-name="T88"><text:s text:c="4"/></text:span><text:span text:style-name="T89">WebElement</text:span><text:span text:style-name="T90"><text:s/>element = wait.until(</text:span></text:p>
      <text:p text:style-name="P91"><text:span text:style-name="T92"><text:s text:c="24"/></text:span><text:span text:style-name="T93">ExpectedConditions</text:span><text:span text:style-name="T94">.elementToBeClickable(</text:span><text:span text:style-name="T95">By</text:span><text:span text:style-name="T96">.id(item)));</text:span></text:p>
      <text:p text:style-name="P97"><text:span text:style-name="T98"><text:s text:c="4"/></text:span><text:span text:style-name="T99">return</text:span><text:span text:style-name="T100"><text:s/>item;</text:span></text:p>
      <text:p text:style-name="P101"><text:span text:style-name="T102">}</text:span></text:p>
      <text:p text:style-name="P103"/>
      <text:p text:style-name="P104">Fluvent wait</text:p>
      <text:p text:style-name="P105"/>
      <text:p text:style-name="P106"/>
      <text:p text:style-name="P107">Action Class</text:p>
      <text:p text:style-name="P108">Keyboard and mouse actions- mouse drag and drop, right click</text:p>
      <text:p text:style-name="P109"/>
      <text:soft-page-break/>
      <text:p text:style-name="P110">Iframe</text:p>
      <text:p text:style-name="P111">Var iframe=driver.switchto(frame);</text:p>
      <text:p text:style-name="P112">Driver.switchto().defaultcontent();</text:p>
      <text:p text:style-name="P113"/>
      <text:p text:style-name="P114"><text:tab/>Var framElememt= driver.findelement(by.id(“frame”));</text:p>
      <text:p text:style-name="P115"><text:tab/>Driver.switchto().frame(frameElement);</text:p>
      <text:p text:style-name="P116"/>
      <text:p text:style-name="P117">Alert</text:p>
      <text:p text:style-name="P118">Driver.switchto().alert();</text:p>
      <text:p text:style-name="P119"/>
      <text:p text:style-name="P120"/>
      <text:p text:style-name="P121">Lambda Expression</text:p>
      <text:p text:style-name="P122">Private iwebelement name=&gt;driver.findelement(by.id());</text:p>
      <text:p text:style-name="P123">Expression will assign to variable called lambda expression</text:p>
      <text:p text:style-name="P124">Id=&gt;1+3;</text:p>
      <text:p text:style-name="P125"/>
      <text:p text:style-name="P126">Findelements</text:p>
      <text:p text:style-name="P127">Returns only readonlycollection. It returns the list of all matching elements</text:p>
      <text:p text:style-name="P128"><text:span text:style-name="T129"><text:s text:c="2"/></text:span><text:span text:style-name="T130"><text:tab/>IList&lt;IWebElement&gt; container =<text:s/></text:span><text:span text:style-name="T131">new</text:span><text:span text:style-name="T132"><text:s/>List&lt;IWebElement&gt;();</text:span></text:p>
      <text:p text:style-name="P133"><text:tab/><text:s text:c="8"/>container = _supportDriver.FindElements(locator);</text:p>
      <text:p text:style-name="P134"/>
      <text:p text:style-name="P135">Selenium Exceptions</text:p>
      <text:p text:style-name="P136">Nosuchframeexception</text:p>
      <text:p text:style-name="P137">No such element exception</text:p>
      <text:p text:style-name="P138">Element not visible exception</text:p>
      <text:p text:style-name="P139">Webdriver exception</text:p>
      <text:p text:style-name="P140">Stale exception- element belongs to another frame</text:p>
      <text:p text:style-name="P141"/>
      <text:p text:style-name="P142">Specflow table</text:p>
      <text:p text:style-name="P143">Given I enter details</text:p>
      <text:p text:style-name="P144">|Title|Name|</text:p>
      <text:p text:style-name="P145">|Mr|Test|</text:p>
      <text:soft-page-break/>
      <text:p text:style-name="P146">Stepdefintion would be two parts</text:p>
      <text:list text:style-name="LFO1" text:continue-numbering="true">
        <text:list-item>
          <text:p text:style-name="P147">A class to represent each row in the specflow table</text:p>
        </text:list-item>
      </text:list>
      <text:p text:style-name="ListParagraph"><text:span text:style-name="T148">Public class<text:s/></text:span><text:span text:style-name="T149">AccountDetails</text:span><text:span text:style-name="T150"><text:s/></text:span><text:span text:style-name="T151">()</text:span></text:p>
      <text:p text:style-name="P152">{</text:p>
      <text:p text:style-name="P153"><text:s/>Public string Tiltle{get;set;}</text:p>
      <text:p text:style-name="P154">Public string Name{get;set;}</text:p>
      <text:p text:style-name="P155">}</text:p>
      <text:list text:style-name="LFO1" text:continue-numbering="true">
        <text:list-item>
          <text:p text:style-name="P156">Step definition</text:p>
        </text:list-item>
      </text:list>
      <text:p text:style-name="P157"><text:span text:style-name="T158">public</text:span><text:span text:style-name="T159"><text:s/></text:span><text:span text:style-name="T160">void</text:span><text:span text:style-name="T161"><text:s/>WhenICreateANewAccount(Table table)</text:span></text:p>
      <text:p text:style-name="P162"><text:s text:c="7"/>{</text:p>
      <text:p text:style-name="ListParagraph"><text:span text:style-name="T163">var</text:span><text:span text:style-name="T164"><text:s/>accountDetails = table.CreateInstance&lt;AccountDetails&gt;()</text:span></text:p>
      <text:p text:style-name="P165"><text:s/>FillOutSignUpDetails(accountDetails);</text:p>
      <text:p text:style-name="ListParagraph"><text:span text:style-name="T166">}</text:span></text:p>
      <text:list text:style-name="LFO1" text:continue-numbering="true">
        <text:list-item>
          <text:p text:style-name="P167"><text:span text:style-name="T168">[</text:span><text:span text:style-name="T169">Binding</text:span><text:span text:style-name="T170">]</text:span></text:p>
        </text:list-item>
        <text:list-item>
          <text:p text:style-name="P171"><text:span text:style-name="T172">public</text:span><text:span text:style-name="T173"><text:s/></text:span><text:span text:style-name="T174">class</text:span><text:span text:style-name="T175"><text:s/></text:span><text:span text:style-name="T176">FooSteps</text:span></text:p>
        </text:list-item>
        <text:list-item>
          <text:p text:style-name="P177"><text:span text:style-name="T178">{</text:span></text:p>
        </text:list-item>
        <text:list-item>
          <text:p text:style-name="P179"><text:span text:style-name="T180"><text:s text:c="4"/></text:span><text:span text:style-name="T181">[</text:span><text:span text:style-name="T182">When</text:span><text:span text:style-name="T183">(@</text:span><text:span text:style-name="T184">"user fills experience with"</text:span><text:span text:style-name="T185">)]</text:span></text:p>
        </text:list-item>
        <text:list-item>
          <text:p text:style-name="P186"><text:span text:style-name="T187"><text:s text:c="4"/></text:span><text:span text:style-name="T188">public</text:span><text:span text:style-name="T189"><text:s/></text:span><text:span text:style-name="T190">void</text:span><text:span text:style-name="T191"><text:s/></text:span><text:span text:style-name="T192">WhenUserFillsExperienceWith</text:span><text:span text:style-name="T193">(</text:span><text:span text:style-name="T194">Table</text:span><text:span text:style-name="T195"><text:s/>table</text:span><text:span text:style-name="T196">)</text:span></text:p>
        </text:list-item>
        <text:list-item>
          <text:p text:style-name="P197"><text:span text:style-name="T198"><text:s text:c="4"/></text:span><text:span text:style-name="T199">{</text:span></text:p>
        </text:list-item>
        <text:list-item>
          <text:p text:style-name="P200"><text:span text:style-name="T201"><text:s text:c="8"/></text:span><text:span text:style-name="T202">IEnumerable</text:span><text:span text:style-name="T203">&lt;</text:span><text:span text:style-name="T204">WorkExperienceRow</text:span><text:span text:style-name="T205">&gt;</text:span><text:span text:style-name="T206"><text:s/>experiences<text:s/></text:span><text:span text:style-name="T207">=</text:span><text:span text:style-name="T208"><text:s/>table</text:span><text:span text:style-name="T209">.</text:span><text:span text:style-name="T210">CreateSet</text:span><text:span text:style-name="T211">&lt;</text:span><text:span text:style-name="T212">WorkExperienceRow</text:span><text:span text:style-name="T213">&gt;();</text:span></text:p>
        </text:list-item>
        <text:list-item>
          <text:p text:style-name="P214"><text:span text:style-name="T215"><text:s text:c="8"/></text:span><text:span text:style-name="T216">// Find the &lt;table&gt;</text:span></text:p>
        </text:list-item>
        <text:list-item>
          <text:p text:style-name="P217"/>
        </text:list-item>
        <text:list-item>
          <text:p text:style-name="P218"><text:span text:style-name="T219"><text:s text:c="8"/></text:span><text:span text:style-name="T220">foreach</text:span><text:span text:style-name="T221"><text:s/></text:span><text:span text:style-name="T222">(</text:span><text:span text:style-name="T223">var</text:span><text:span text:style-name="T224"><text:s/>experience<text:s/></text:span><text:span text:style-name="T225">in</text:span><text:span text:style-name="T226"><text:s/>experiences</text:span><text:span text:style-name="T227">)</text:span></text:p>
        </text:list-item>
        <text:list-item>
          <text:p text:style-name="P228"><text:span text:style-name="T229"><text:s text:c="8"/></text:span><text:span text:style-name="T230">{</text:span></text:p>
        </text:list-item>
        <text:list-item>
          <text:p text:style-name="P231"><text:span text:style-name="T232"><text:s text:c="12"/></text:span><text:span text:style-name="T233">// Find the &lt;tr&gt; by index using experience.RowNumber</text:span></text:p>
        </text:list-item>
        <text:list-item>
          <text:p text:style-name="P234"><text:span text:style-name="T235"><text:s text:c="12"/></text:span><text:span text:style-name="T236">// Find the text box in column #1</text:span></text:p>
        </text:list-item>
        <text:list-item>
          <text:p text:style-name="P237"><text:span text:style-name="T238"><text:s text:c="12"/></text:span><text:span text:style-name="T239">// Fill in the text box with experience.Workplace</text:span></text:p>
        </text:list-item>
        <text:list-item>
          <text:p text:style-name="P240"><text:span text:style-name="T241"><text:s text:c="12"/></text:span><text:span text:style-name="T242">// Find the text box in column #2</text:span></text:p>
        </text:list-item>
        <text:list-item>
          <text:p text:style-name="P243"><text:span text:style-name="T244"><text:s text:c="12"/></text:span><text:span text:style-name="T245">// Fill in the text box with experience.NumberOfYears</text:span></text:p>
        </text:list-item>
        <text:list-item>
          <text:p text:style-name="P246"><text:span text:style-name="T247"><text:s text:c="8"/></text:span><text:span text:style-name="T248">}</text:span></text:p>
        </text:list-item>
        <text:list-item>
          <text:p text:style-name="P249"><text:span text:style-name="T250"><text:s text:c="4"/></text:span><text:span text:style-name="T251">}</text:span></text:p>
        </text:list-item>
        <text:list-item>
          <text:p text:style-name="P252"><text:span text:style-name="T253">}</text:span></text:p>
        </text:list-item>
      </text:list>
      <text:p text:style-name="P254"/>
      <text:p text:style-name="P255">Specflow table to dictionary</text:p>
      <text:p text:style-name="P256">var x= table.rows.todictionary(K=&gt;K.keys,k=&gt;k.values)</text:p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kwd" style:display-name="kwd" style:family="text" style:parent-style-name="DefaultParagraphFont"/>
    <style:style style:name="pln" style:display-name="pln" style:family="text" style:parent-style-name="DefaultParagraphFont"/>
    <style:style style:name="typ" style:display-name="typ" style:family="text" style:parent-style-name="DefaultParagraphFont"/>
    <style:style style:name="pun" style:display-name="pun" style:family="text" style:parent-style-name="DefaultParagraphFont"/>
    <style:style style:name="lit" style:display-name="lit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" style:display-name="str" style:family="text" style:parent-style-name="DefaultParagraphFont"/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 (HugHub)</meta:initial-creator>
    <dc:creator>Tuely Saseendran (HugHub)</dc:creator>
    <meta:creation-date>2019-11-19T12:33:00Z</meta:creation-date>
    <dc:date>2019-11-19T15:12:00Z</dc:date>
    <meta:template xlink:href="Normal" xlink:type="simple"/>
    <meta:editing-cycles>42</meta:editing-cycles>
    <meta:editing-duration>PT9180S</meta:editing-duration>
    <meta:document-statistic meta:page-count="4" meta:paragraph-count="7" meta:word-count="551" meta:character-count="3688" meta:row-count="26" meta:non-whitespace-character-count="3144"/>
  </office:meta>
</office:document-meta>
</file>